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43a7d" officeooo:paragraph-rsid="00043a7d"/>
    </style:style>
    <style:style style:name="P2" style:family="paragraph" style:parent-style-name="Standard">
      <style:text-properties officeooo:rsid="0003f68c" officeooo:paragraph-rsid="0003f68c"/>
    </style:style>
    <style:style style:name="P3" style:family="paragraph" style:parent-style-name="Standard">
      <style:paragraph-properties fo:text-align="justify" style:justify-single-word="false"/>
      <style:text-properties officeooo:rsid="0003f68c" officeooo:paragraph-rsid="0003f68c"/>
    </style:style>
    <style:style style:name="P4" style:family="paragraph" style:parent-style-name="Standard">
      <style:text-properties officeooo:paragraph-rsid="0003f68c"/>
    </style:style>
    <style:style style:name="P5" style:family="paragraph" style:parent-style-name="Standard">
      <style:text-properties fo:font-weight="bold" officeooo:rsid="0003f68c" officeooo:paragraph-rsid="0003f68c" style:font-weight-asian="bold" style:font-weight-complex="bold"/>
    </style:style>
    <style:style style:name="P6" style:family="paragraph" style:parent-style-name="Standard">
      <style:text-properties fo:font-weight="bold" officeooo:rsid="00043a7d" officeooo:paragraph-rsid="00043a7d" style:font-weight-asian="bold" style:font-weight-complex="bold"/>
    </style:style>
    <style:style style:name="P7" style:family="paragraph" style:parent-style-name="Standard">
      <style:text-properties fo:font-weight="bold" officeooo:rsid="00062252" officeooo:paragraph-rsid="00062252" style:font-weight-asian="bold" style:font-weight-complex="bold"/>
    </style:style>
    <style:style style:name="T1" style:family="text">
      <style:text-properties officeooo:rsid="0003f6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68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3a7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1) Staticalliy Typed:</text:span><text:span text:style-name="T1"> if the memory of the variable allocated at compilation time that the programing are called staticalliy <text:s/>typed eg: c,c++,java.</text:span></text:p>
      <text:p text:style-name="P3"><text:span text:style-name="T2">Dynamically Typed: i</text:span>f the memory of the variable to be allocated at execution time that the programing are called dynamically typed.</text:p>
      <text:p text:style-name="P2"/>
      <text:p text:style-name="P2"><text:span text:style-name="T2">2)</text:span>Variable are the name of the memory to be allocated a data types.</text:p>
      <text:p text:style-name="P5"/>
      <text:p text:style-name="P5">3)<text:span text:style-name="T5">data type variable_name=value;</text:span></text:p>
      <text:p text:style-name="P6"/>
      <text:p text:style-name="P6">4)<text:span text:style-name="T4">The primitive data types include boolean,char,byte,short,int,long float <text:s/>and double.</text:span></text:p>
      <text:p text:style-name="P6"><text:span text:style-name="T4"/></text:p>
      <text:p text:style-name="P6">5)<text:span text:style-name="T4"> An identifier is a name given to a package, class, interface, method, or variable. All identifiers must have different names.</text:span></text:p>
      <text:p text:style-name="P6"><text:span text:style-name="T4"/></text:p>
      <text:p text:style-name="P6">6) <text:span text:style-name="T4">Operators classified in java in 6 type</text:span></text:p>
      <text:p text:style-name="P6"><text:span text:style-name="T4">1)Arithamatics operator</text:span></text:p>
      <text:p text:style-name="P6"><text:span text:style-name="T4">2)Logical operator</text:span></text:p>
      <text:p text:style-name="P6"><text:span text:style-name="T4">3)Unary operator</text:span></text:p>
      <text:p text:style-name="P6"><text:span text:style-name="T4">4)Bitwise operator</text:span></text:p>
      <text:p text:style-name="P6"><text:span text:style-name="T4">5)Relational operator</text:span></text:p>
      <text:p text:style-name="P6"><text:span text:style-name="T4">6)Assingment operator</text:span></text:p>
      <text:p text:style-name="P6"><text:span text:style-name="T4"/></text:p>
      <text:p text:style-name="P7"><text:span text:style-name="T4">7)Assume num1=30</text:span></text:p>
      <text:p text:style-name="P7"><text:span text:style-name="T4">++ Increment:Increases the value of operand by 1</text:span></text:p>
      <text:p text:style-name="P7"><text:span text:style-name="T4">Example: num2++ gives 31.</text:span></text:p>
      <text:p text:style-name="P7"><text:span text:style-name="T4">-- Decrement:Decreases the value of operand by 1</text:span></text:p>
      <text:p text:style-name="P7"><text:span text:style-name="T4">Example: num1-- gives 19.</text:span></text:p>
      <text:p text:style-name="P7"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a7d" officeooo:paragraph-rsid="00043a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ng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23:07:38.133298926</meta:creation-date>
    <dc:date>2023-01-28T23:39:19.567274247</dc:date>
    <meta:editing-duration>PT8M51S</meta:editing-duration>
    <meta:editing-cycles>1</meta:editing-cycles>
    <meta:document-statistic meta:table-count="0" meta:image-count="0" meta:object-count="0" meta:page-count="1" meta:paragraph-count="20" meta:word-count="136" meta:character-count="923" meta:non-whitespace-character-count="803"/>
    <meta:generator>LibreOffice/7.3.7.2$Linux_X86_64 LibreOffice_project/30$Build-2</meta:generator>
  </office:meta>
</office:document-meta>
</file>